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able-cell-properties fo:background-color="#00ff00"/>
    </style:style>
    <style:style style:name="ce9" style:family="table-cell" style:parent-style-name="Default" style:data-style-name="N109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4" table:number-columns-repeated="4" table:default-cell-style-name="Default"/>
        <table:table-row table:style-name="ro1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9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7"/>
          <table:table-cell/>
          <table:table-cell table:style-name="ce2"/>
          <table:table-cell table:number-columns-repeated="3"/>
        </table:table-row>
        <table:table-row table:style-name="ro1">
          <table:table-cell table:style-name="ce3" office:value-type="string" table:number-columns-spanned="6" table:number-rows-spanned="1">
            <text:p>Kondensatoren, Bauform soweit nicht anders angegeben 0805 , „&gt;“ = mindestens</text:p>
          </table:table-cell>
          <table:covered-table-cell table:number-columns-repeated="3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4]*[.E4]" office:value-type="currency" office:currency="EUR" office:value="0.04879">
            <text:p>0,05 €</text:p>
          </table:table-cell>
          <table:table-cell table:number-columns-repeated="2"/>
          <table:table-cell table:style-name="ce1" office:value-type="string">
            <text:p>Summe:</text:p>
          </table:table-cell>
          <table:table-cell table:style-name="ce8" table:formula="of:=SUM([.F2:.F1000])" office:value-type="currency" office:currency="EUR" office:value="143.97838">
            <text:p>143,98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5]*[.E5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6]*[.E6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 &gt;6V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7]*[.E7]" office:value-type="currency" office:currency="EUR" office:value="0.08806">
            <text:p>0,09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RZ3</text:p>
          </table:table-cell>
          <table:table-cell table:style-name="ce5" office:value-type="string">
            <text:p>82 pF &gt;6V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8" table:formula="of:=1.19*0.05" office:value-type="currency" office:currency="EUR" office:value="0.0595">
            <text:p>0,06 €</text:p>
          </table:table-cell>
          <table:table-cell table:style-name="ce8" table:formula="of:=[.A8]*[.E7]" office:value-type="currency" office:currency="EUR" office:value="0.08806">
            <text:p>0,09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9]*[.E9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0]*[.E10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8" table:formula="of:=0.259*1.19" office:value-type="currency" office:currency="EUR" office:value="0.30821">
            <text:p>0,31 €</text:p>
          </table:table-cell>
          <table:table-cell table:style-name="ce8" table:formula="of:=[.A11]*[.E11]" office:value-type="currency" office:currency="EUR" office:value="0.30821">
            <text:p>0,31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 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2]*[.E12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3]*[.E13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4]*[.E14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15]*[.E15]" office:value-type="currency" office:currency="EUR" office:value="0.14756">
            <text:p>0,1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16]*[.E16]" office:value-type="currency" office:currency="EUR" office:value="0.14756">
            <text:p>0,1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 &gt;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7]*[.E17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8]*[.E18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19]*[.E19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0]*[.E20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21]*[.E21]" office:value-type="currency" office:currency="EUR" office:value="0.14756">
            <text:p>0,1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8" table:formula="of:=1.19*0.124" office:value-type="currency" office:currency="EUR" office:value="0.14756">
            <text:p>0,15 €</text:p>
          </table:table-cell>
          <table:table-cell table:style-name="ce8" table:formula="of:=[.A22]*[.E22]" office:value-type="currency" office:currency="EUR" office:value="0.14756">
            <text:p>0,1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3]*[.E23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8" table:formula="of:=1.19*0.061" office:value-type="currency" office:currency="EUR" office:value="0.07259">
            <text:p>0,07 €</text:p>
          </table:table-cell>
          <table:table-cell table:style-name="ce8" table:formula="of:=[.A24]*[.E24]" office:value-type="currency" office:currency="EUR" office:value="0.07259">
            <text:p>0,07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8" table:formula="of:=1.19*0.061" office:value-type="currency" office:currency="EUR" office:value="0.07259">
            <text:p>0,07 €</text:p>
          </table:table-cell>
          <table:table-cell table:style-name="ce8" table:formula="of:=[.A25]*[.E25]" office:value-type="currency" office:currency="EUR" office:value="0.07259">
            <text:p>0,07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6]*[.E26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8" table:formula="of:=0.259*1.19" office:value-type="currency" office:currency="EUR" office:value="0.30821">
            <text:p>0,31 €</text:p>
          </table:table-cell>
          <table:table-cell table:style-name="ce8" table:formula="of:=[.A27]*[.E27]" office:value-type="currency" office:currency="EUR" office:value="0.30821">
            <text:p>0,31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8]*[.E28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29]*[.E29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8" table:formula="of:=1.19*0.041" office:value-type="currency" office:currency="EUR" office:value="0.04879">
            <text:p>0,05 €</text:p>
          </table:table-cell>
          <table:table-cell table:style-name="ce8" table:formula="of:=[.A30]*[.E30]" office:value-type="currency" office:currency="EUR" office:value="0.04879">
            <text:p>0,0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QUA_1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8" table:formula="of:=1.19*0.053" office:value-type="currency" office:currency="EUR" office:value="0.06307">
            <text:p>0,06 €</text:p>
          </table:table-cell>
          <table:table-cell table:style-name="ce8" table:formula="of:=[.A31]*[.E31]" office:value-type="currency" office:currency="EUR" office:value="0.06307">
            <text:p>0,06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QUA_2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8" table:formula="of:=1.19*0.053" office:value-type="currency" office:currency="EUR" office:value="0.06307">
            <text:p>0,06 €</text:p>
          </table:table-cell>
          <table:table-cell table:style-name="ce8" table:formula="of:=[.A32]*[.E32]" office:value-type="currency" office:currency="EUR" office:value="0.06307">
            <text:p>0,06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C_C</text:p>
          </table:table-cell>
          <table:table-cell table:style-name="ce5" office:value-type="string">
            <text:p>2.7 nF &gt;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33]*[.E33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Widerstände, Bauform soweit nicht anders angegeben 0805 <text:s/>0,25W</text:p>
          </table:table-cell>
          <table:covered-table-cell table:style-name="ce2"/>
          <table:covered-table-cell table:number-columns-repeated="4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8" table:formula="of:=0.058*1.19" office:value-type="currency" office:currency="EUR" office:value="0.06902">
            <text:p>0,07 €</text:p>
          </table:table-cell>
          <table:table-cell table:style-name="ce8" table:formula="of:=[.A37]*[.E37]" office:value-type="currency" office:currency="EUR" office:value="0.06902">
            <text:p>0,07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38]*[.E38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39]*[.E39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0]*[.E40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1]*[.E41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2]*[.E42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3]*[.E43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4]*[.E44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5]*[.E45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6]*[.E46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7]*[.E47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8]*[.E48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49]*[.E49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0]*[.E50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1]*[.E51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2]*[.E52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3]*[.E53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4]*[.E54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5]*[.E55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6]*[.E56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7]*[.E57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8]*[.E58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59]*[.E59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OIL_V_DIV_2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0]*[.E60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1]*[.E61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2]*[.E62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8" table:formula="of:=1.19* 0.035" office:value-type="currency" office:currency="EUR" office:value="0.04165">
            <text:p>0,04 €</text:p>
          </table:table-cell>
          <table:table-cell table:style-name="ce8" table:formula="of:=[.A63]*[.E63]" office:value-type="currency" office:currency="EUR" office:value="0.04165">
            <text:p>0,04 €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4]*[.E64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6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5]*[.E65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6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6]*[.E66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6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7]*[.E67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6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68]*[.E68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6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69]*[.E69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0]*[.E70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1]*[.E71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CK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2]*[.E72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S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3]*[.E73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I_H</text:p>
          </table:table-cell>
          <table:table-cell table:style-name="ce6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4]*[.E74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5]*[.E75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6]*[.E76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CL_UP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7]*[.E77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DA_UP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8]*[.E78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V_REF_L</text:p>
          </table:table-cell>
          <table:table-cell table:style-name="ce6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79]*[.E79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6" office:value-type="string">
            <text:p>15,5 R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8" table:formula="of:=1.19* 0.035" office:value-type="currency" office:currency="EUR" office:value="0.04165">
            <text:p>0,04 €</text:p>
          </table:table-cell>
          <table:table-cell table:style-name="ce8" table:formula="of:=[.A80]*[.E80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6" office:value-type="string">
            <text:p>15,5 R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8" table:formula="of:=1.19* 0.035" office:value-type="currency" office:currency="EUR" office:value="0.04165">
            <text:p>0,04 €</text:p>
          </table:table-cell>
          <table:table-cell table:style-name="ce8" table:formula="of:=[.A81]*[.E81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2]*[.E82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3]*[.E83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4]*[.E84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ED_5V</text:p>
          </table:table-cell>
          <table:table-cell table:style-name="ce6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5]*[.E85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6]*[.E86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EMP_ALERT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7]*[.E87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V_LOW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8]*[.E88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EC_L1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89]*[.E89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EC_L2</text:p>
          </table:table-cell>
          <table:table-cell table:style-name="ce6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0]*[.E90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1]*[.E91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2]*[.E92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CK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3]*[.E93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S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4]*[.E94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I_L</text:p>
          </table:table-cell>
          <table:table-cell table:style-name="ce6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8" table:formula="of:=1.19*0.033" office:value-type="currency" office:currency="EUR" office:value="0.03927">
            <text:p>0,04 €</text:p>
          </table:table-cell>
          <table:table-cell table:style-name="ce8" table:formula="of:=[.A95]*[.E95]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V_HIGH</text:p>
          </table:table-cell>
          <table:table-cell table:style-name="ce6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8" table:formula="of:=1.19*0.03" office:value-type="currency" office:currency="EUR" office:value="0.0357">
            <text:p>0,04 €</text:p>
          </table:table-cell>
          <table:table-cell table:style-name="ce8" table:formula="of:=[.A96]*[.E96]" office:value-type="currency" office:currency="EUR" office:value="0.0357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6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8" table:formula="of:=1.19*0.066" office:value-type="currency" office:currency="EUR" office:value="0.07854">
            <text:p>0,08 €</text:p>
          </table:table-cell>
          <table:table-cell table:style-name="ce8" table:formula="of:=[.A97]*[.E97]" office:value-type="currency" office:currency="EUR" office:value="0.07854">
            <text:p>0,08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Z_DIV1</text:p>
          </table:table-cell>
          <table:table-cell table:style-name="ce6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8" table:formula="of:=1.19*0.066" office:value-type="currency" office:currency="EUR" office:value="0.07854">
            <text:p>0,08 €</text:p>
          </table:table-cell>
          <table:table-cell table:style-name="ce8" table:formula="of:=[.A98]*[.E98]" office:value-type="currency" office:currency="EUR" office:value="0.07854">
            <text:p>0,08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6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8" table:formula="of:=1.19*0.066" office:value-type="currency" office:currency="EUR" office:value="0.07854">
            <text:p>0,08 €</text:p>
          </table:table-cell>
          <table:table-cell table:style-name="ce8" table:formula="of:=[.A99]*[.E99]" office:value-type="currency" office:currency="EUR" office:value="0.07854">
            <text:p>0,08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6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100]*[.E100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V_REF_H</text:p>
          </table:table-cell>
          <table:table-cell table:style-name="ce6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8" table:formula="of:=1.19*0.035" office:value-type="currency" office:currency="EUR" office:value="0.04165">
            <text:p>0,04 €</text:p>
          </table:table-cell>
          <table:table-cell table:style-name="ce8" table:formula="of:=[.A101]*[.E101]" office:value-type="currency" office:currency="EUR" office:value="0.04165">
            <text:p>0,0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6" office:value-type="string">
            <text:p>n.B.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7"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LEDs Bauform soweit nicht anders angegeben 0805 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07]*[.E107]" office:value-type="currency" office:currency="EUR" office:value="0.08806">
            <text:p>0,09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Blue LED ?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8" table:formula="of:=1.19*0.264" office:value-type="currency" office:currency="EUR" office:value="0.31416">
            <text:p>0,31 €</text:p>
          </table:table-cell>
          <table:table-cell table:style-name="ce8" table:formula="of:=[.A108]*[.E108]" office:value-type="currency" office:currency="EUR" office:value="0.31416">
            <text:p>0,31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Red LED ?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09]*[.E109]" office:value-type="currency" office:currency="EUR" office:value="0.09877">
            <text:p>0,1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0]*[.E110]" office:value-type="currency" office:currency="EUR" office:value="0.09877">
            <text:p>0,1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8" table:formula="of:=1.19*0.264" office:value-type="currency" office:currency="EUR" office:value="0.31416">
            <text:p>0,31 €</text:p>
          </table:table-cell>
          <table:table-cell table:style-name="ce8" table:formula="of:=[.A111]*[.E111]" office:value-type="currency" office:currency="EUR" office:value="0.31416">
            <text:p>0,31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PS_FIX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2]*[.E112]" office:value-type="currency" office:currency="EUR" office:value="0.09877">
            <text:p>0,1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R_BL_L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13]*[.E113]" office:value-type="currency" office:currency="EUR" office:value="0.08806">
            <text:p>0,09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R_BLR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14]*[.E114]" office:value-type="currency" office:currency="EUR" office:value="0.08806">
            <text:p>0,09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R_N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8" table:formula="of:=1.19*0.074" office:value-type="currency" office:currency="EUR" office:value="0.08806">
            <text:p>0,09 €</text:p>
          </table:table-cell>
          <table:table-cell table:style-name="ce8" table:formula="of:=[.A115]*[.E115]" office:value-type="currency" office:currency="EUR" office:value="0.08806">
            <text:p>0,09 €</text:p>
          </table:table-cell>
          <table:table-cell table:number-columns-repeated="4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8" table:formula="of:=1.19*0.553" office:value-type="currency" office:currency="EUR" office:value="0.65807">
            <text:p>0,66 €</text:p>
          </table:table-cell>
          <table:table-cell table:style-name="ce8" table:formula="of:=[.A116]*[.E116]" office:value-type="currency" office:currency="EUR" office:value="4.60649">
            <text:p>4,61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PWR_LED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7]*[.E117]" office:value-type="currency" office:currency="EUR" office:value="0.09877">
            <text:p>0,1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L_HB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8" table:formula="of:=1.19*0.264" office:value-type="currency" office:currency="EUR" office:value="0.31416">
            <text:p>0,31 €</text:p>
          </table:table-cell>
          <table:table-cell table:style-name="ce8" table:formula="of:=[.A118]*[.E118]" office:value-type="currency" office:currency="EUR" office:value="0.31416">
            <text:p>0,31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E_OIL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8" table:formula="of:=1.19*0.083" office:value-type="currency" office:currency="EUR" office:value="0.09877">
            <text:p>0,10 €</text:p>
          </table:table-cell>
          <table:table-cell table:style-name="ce8" table:formula="of:=[.A119]*[.E119]" office:value-type="currency" office:currency="EUR" office:value="0.09877">
            <text:p>0,10 €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Dioden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8" table:formula="of:=1.19*0.314" office:value-type="currency" office:currency="EUR" office:value="0.37366">
            <text:p>0,37 €</text:p>
          </table:table-cell>
          <table:table-cell table:style-name="ce8" table:formula="of:=[.A123]*[.E123]" office:value-type="currency" office:currency="EUR" office:value="0.37366">
            <text:p>0,37 €</text:p>
          </table:table-cell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8" table:formula="of:=1.19*0.314" office:value-type="currency" office:currency="EUR" office:value="0.37366">
            <text:p>0,37 €</text:p>
          </table:table-cell>
          <table:table-cell table:style-name="ce8" table:formula="of:=[.A124]*[.E124]" office:value-type="currency" office:currency="EUR" office:value="0.37366">
            <text:p>0,37 €</text:p>
          </table:table-cell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8" table:formula="of:=1.19*0.314" office:value-type="currency" office:currency="EUR" office:value="0.37366">
            <text:p>0,37 €</text:p>
          </table:table-cell>
          <table:table-cell table:style-name="ce8" table:formula="of:=[.A125]*[.E125]" office:value-type="currency" office:currency="EUR" office:value="0.37366">
            <text:p>0,37 €</text:p>
          </table:table-cell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8" table:formula="of:=1.19*0.239" office:value-type="currency" office:currency="EUR" office:value="0.28441">
            <text:p>0,28 €</text:p>
          </table:table-cell>
          <table:table-cell table:style-name="ce8" table:formula="of:=[.A126]*[.E126]" office:value-type="currency" office:currency="EUR" office:value="0.28441">
            <text:p>0,28 €</text:p>
          </table:table-cell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27]*[.E127]" office:value-type="currency" office:currency="EUR" office:value="0.34391">
            <text:p>0,34 €</text:p>
          </table:table-cell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28]*[.E128]" office:value-type="currency" office:currency="EUR" office:value="0.34391">
            <text:p>0,34 €</text:p>
          </table:table-cell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29]*[.E129]" office:value-type="currency" office:currency="EUR" office:value="0.34391">
            <text:p>0,34 €</text:p>
          </table:table-cell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8" table:formula="of:=1.19*0.289" office:value-type="currency" office:currency="EUR" office:value="0.34391">
            <text:p>0,34 €</text:p>
          </table:table-cell>
          <table:table-cell table:style-name="ce8" table:formula="of:=[.A130]*[.E130]" office:value-type="currency" office:currency="EUR" office:value="0.34391">
            <text:p>0,34 €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8" table:formula="of:=1.19*3.2" office:value-type="currency" office:currency="EUR" office:value="3.808">
            <text:p>3,81 €</text:p>
          </table:table-cell>
          <table:table-cell table:style-name="ce8" table:formula="of:=[.A134]*[.E134]" office:value-type="currency" office:currency="EUR" office:value="3.808">
            <text:p>3,81 €</text:p>
          </table:table-cell>
          <table:table-cell table:number-columns-repeated="4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8" table:formula="of:=1.19*0.052" office:value-type="currency" office:currency="EUR" office:value="0.06188">
            <text:p>0,06 €</text:p>
          </table:table-cell>
          <table:table-cell table:style-name="ce8" table:formula="of:=[.A135]*[.E135]" office:value-type="currency" office:currency="EUR" office:value="0.18564">
            <text:p>0,19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8" table:formula="of:=1.19*1.05" office:value-type="currency" office:currency="EUR" office:value="1.2495">
            <text:p>1,25 €</text:p>
          </table:table-cell>
          <table:table-cell table:style-name="ce8" table:formula="of:=[.A136]*[.E136]" office:value-type="currency" office:currency="EUR" office:value="1.2495">
            <text:p>1,2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8" table:formula="of:=1.19*0.44" office:value-type="currency" office:currency="EUR" office:value="0.5236">
            <text:p>0,52 €</text:p>
          </table:table-cell>
          <table:table-cell table:style-name="ce8" table:formula="of:=[.A137]*[.E137]" office:value-type="currency" office:currency="EUR" office:value="0.5236">
            <text:p>0,52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8" table:formula="of:=1.19*2.99" office:value-type="currency" office:currency="EUR" office:value="3.5581">
            <text:p>3,56 €</text:p>
          </table:table-cell>
          <table:table-cell table:style-name="ce8" table:formula="of:=[.A138]*[.E138]" office:value-type="currency" office:currency="EUR" office:value="3.5581">
            <text:p>3,56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8" table:formula="of:=2.1*1.19" office:value-type="currency" office:currency="EUR" office:value="2.499">
            <text:p>2,50 €</text:p>
          </table:table-cell>
          <table:table-cell table:style-name="ce8" table:formula="of:=[.A139]*[.E139]" office:value-type="currency" office:currency="EUR" office:value="2.499">
            <text:p>2,5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Prozessor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8" table:formula="of:=14.52*1.2" office:value-type="currency" office:currency="EUR" office:value="17.424">
            <text:p>17,42 €</text:p>
          </table:table-cell>
          <table:table-cell table:style-name="ce8" table:formula="of:=[.A140]*[.E140]" office:value-type="currency" office:currency="EUR" office:value="17.424">
            <text:p>17,42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ttrallala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8" table:formula="of:=19.1+4" office:value-type="currency" office:currency="EUR" office:value="23.1">
            <text:p>23,10 €</text:p>
          </table:table-cell>
          <table:table-cell table:style-name="ce8" table:formula="of:=[.A141]*[.E141]" office:value-type="currency" office:currency="EUR" office:value="23.1">
            <text:p>23,1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8" table:formula="of:=1.19*28.05" office:value-type="currency" office:currency="EUR" office:value="33.3795">
            <text:p>33,38 €</text:p>
          </table:table-cell>
          <table:table-cell table:style-name="ce8" table:formula="of:=[.A142]*[.E142]" office:value-type="currency" office:currency="EUR" office:value="33.3795">
            <text:p>33,38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8" office:value-type="currency" office:currency="EUR" office:value="13.5">
            <text:p>13,50 €</text:p>
          </table:table-cell>
          <table:table-cell table:style-name="ce8" table:formula="of:=[.A143]*[.E143]" office:value-type="currency" office:currency="EUR" office:value="13.5">
            <text:p>13,5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8" table:formula="of:=0.34*2.05" office:value-type="currency" office:currency="EUR" office:value="0.697">
            <text:p>0,70 €</text:p>
          </table:table-cell>
          <table:table-cell table:style-name="ce8" table:formula="of:=[.A144]*[.E144]" office:value-type="currency" office:currency="EUR" office:value="0.697">
            <text:p>0,7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8" table:formula="of:=0.363*1.19" office:value-type="currency" office:currency="EUR" office:value="0.43197">
            <text:p>0,43 €</text:p>
          </table:table-cell>
          <table:table-cell table:style-name="ce8" table:formula="of:=[.A145]*[.E145]" office:value-type="currency" office:currency="EUR" office:value="0.43197">
            <text:p>0,43 €</text:p>
          </table:table-cell>
          <table:table-cell table:number-columns-repeated="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8" table:formula="of:=1.19*0.231" office:value-type="currency" office:currency="EUR" office:value="0.27489">
            <text:p>0,27 €</text:p>
          </table:table-cell>
          <table:table-cell table:style-name="ce8" table:formula="of:=[.A146]*[.E146]" office:value-type="currency" office:currency="EUR" office:value="0.54978">
            <text:p>0,5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8" table:formula="of:=0.82*1.19" office:value-type="currency" office:currency="EUR" office:value="0.9758">
            <text:p>0,98 €</text:p>
          </table:table-cell>
          <table:table-cell table:style-name="ce8" table:formula="of:=[.A147]*[.E147]" office:value-type="currency" office:currency="EUR" office:value="0.9758">
            <text:p>0,98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8" table:formula="of:=1.19*0.546" office:value-type="currency" office:currency="EUR" office:value="0.64974">
            <text:p>0,65 €</text:p>
          </table:table-cell>
          <table:table-cell table:style-name="ce8" table:formula="of:=[.A148]*[.E148]" office:value-type="currency" office:currency="EUR" office:value="0.64974">
            <text:p>0,65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8" table:formula="of:=1.2*6.45" office:value-type="currency" office:currency="EUR" office:value="7.74">
            <text:p>7,74 €</text:p>
          </table:table-cell>
          <table:table-cell table:style-name="ce8" table:formula="of:=[.A149]*[.E149]" office:value-type="currency" office:currency="EUR" office:value="7.74">
            <text:p>7,74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8" table:formula="of:=0.211*1.19" office:value-type="currency" office:currency="EUR" office:value="0.25109">
            <text:p>0,25 €</text:p>
          </table:table-cell>
          <table:table-cell table:style-name="ce8" table:formula="of:=[.A150]*[.E150]" office:value-type="currency" office:currency="EUR" office:value="0.25109">
            <text:p>0,25 €</text:p>
          </table:table-cell>
          <table:table-cell table:number-columns-repeated="4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8" table:formula="of:=1.19*0.229" office:value-type="currency" office:currency="EUR" office:value="0.27251">
            <text:p>0,27 €</text:p>
          </table:table-cell>
          <table:table-cell table:style-name="ce8" table:formula="of:=[.A151]*[.E151]" office:value-type="currency" office:currency="EUR" office:value="1.09004">
            <text:p>1,09 €</text:p>
          </table:table-cell>
          <table:table-cell table:number-columns-repeated="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8" table:formula="of:=1.19*0.25" office:value-type="currency" office:currency="EUR" office:value="0.2975">
            <text:p>0,30 €</text:p>
          </table:table-cell>
          <table:table-cell table:style-name="ce8" table:formula="of:=[.A152]*[.E152]" office:value-type="currency" office:currency="EUR" office:value="0.595">
            <text:p>0,6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8" table:formula="of:=0.39*1.19" office:value-type="currency" office:currency="EUR" office:value="0.4641">
            <text:p>0,46 €</text:p>
          </table:table-cell>
          <table:table-cell table:style-name="ce8" table:formula="of:=[.A153]*[.E153]" office:value-type="currency" office:currency="EUR" office:value="0.4641">
            <text:p>0,46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8" table:formula="of:=1.19*0.082" office:value-type="currency" office:currency="EUR" office:value="0.09758">
            <text:p>0,10 €</text:p>
          </table:table-cell>
          <table:table-cell table:style-name="ce8" table:formula="of:=[.A154]*[.E154]" office:value-type="currency" office:currency="EUR" office:value="0.09758">
            <text:p>0,1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8" table:formula="of:=1.19*0.082" office:value-type="currency" office:currency="EUR" office:value="0.09758">
            <text:p>0,10 €</text:p>
          </table:table-cell>
          <table:table-cell table:style-name="ce8" table:formula="of:=[.A155]*[.E155]" office:value-type="currency" office:currency="EUR" office:value="0.09758">
            <text:p>0,10 €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56]*[.E156]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8" table:formula="of:=1.19*13.19" office:value-type="currency" office:currency="EUR" office:value="15.6961">
            <text:p>15,70 €</text:p>
          </table:table-cell>
          <table:table-cell table:style-name="ce8" table:formula="of:=[.A157]*[.E157]" office:value-type="currency" office:currency="EUR" office:value="15.6961">
            <text:p>15,70 €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8" table:formula="of:=0.67*1.19" office:value-type="currency" office:currency="EUR" office:value="0.7973">
            <text:p>0,80 €</text:p>
          </table:table-cell>
          <table:table-cell table:style-name="ce8" table:formula="of:=[.A160]*[.E160]" office:value-type="currency" office:currency="EUR" office:value="0.7973">
            <text:p>0,80 €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8" table:formula="of:=1.19*0.165" office:value-type="currency" office:currency="EUR" office:value="0.19635">
            <text:p>0,20 €</text:p>
          </table:table-cell>
          <table:table-cell table:style-name="ce8" table:formula="of:=[.A161]*[.E161]" office:value-type="currency" office:currency="EUR" office:value="0.19635">
            <text:p>0,20 €</text:p>
          </table:table-cell>
          <table:table-cell table:number-columns-repeated="4"/>
        </table:table-row>
        <table:table-row table:style-name="ro1" table:number-rows-repeated="65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1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1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</table:table>
      <table:database-ranges>
        <table:database-range table:name="__Anonymous_Sheet_DB__0" table:target-range-address="Tabelle1.A123:Tabelle1.F1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.10.2011</text:date>, <text:time>22:37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1-10-19T22:37:39</dc:date>
    <meta:editing-duration>P2DT13H18M</meta:editing-duration>
    <meta:editing-cycles>126</meta:editing-cycles>
    <meta:generator>LibreOffice/3.4$Unix LibreOffice_project/340m1$Build-302</meta:generator>
    <dc:creator>Kolja Windeler</dc:creator>
    <meta:document-statistic meta:table-count="2" meta:cell-count="882" meta:object-count="0"/>
  </office:meta>
</office:document-meta>
</file>